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Entity Contributor License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Standard"/>
      <text:p text:style-name="P3"><text:soft-page-break/>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text:soft-page-break/></text:p>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text:soft-page-break/>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
      <text:p text:style-name="P2"/>
      <text:p text:style-name="P2">Us</text:p>
      <text:p text:style-name="P2">________________________</text:p>
      <text:p text:style-name="P2"><text:soft-page-break/>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Entity Contributor License Agreement (HA-CLA-E)<text:tab/><text:tab/><text:page-number text:select-page="current">4</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7-11T15:41:37</dc:date>
    <meta:editing-duration>PT55M47S</meta:editing-duration>
    <meta:editing-cycles>23</meta:editing-cycles>
    <meta:generator>LibreOffice/3.3$Unix LibreOffice_project/330m19$Build-202</meta:generator>
    <dc:creator>Allison Randal</dc:creator>
    <meta:document-statistic meta:table-count="0" meta:image-count="0" meta:object-count="0" meta:page-count="5" meta:paragraph-count="58" meta:word-count="1657" meta:character-count="10475"/>
  </office:meta>
</office:document-meta>
</file>